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696cm" svg:height="9.748cm" svg:x="12.601cm" svg:y="0.478cm">
            <draw:object draw:notify-on-update-of-ranges="results.B1:results.C1 results.A2:results.A2 results.B2:results.C2 results.A3:results.A3 results.B3:results.C3 results.A4:results.A4 results.B4:results.C4 results.A5:results.A5 results.B5:results.C5 results.A6:results.A6 results.B6:results.C6 results.A7:results.A7 results.B7:results.C7 results.A8:results.A8 results.B8:results.C8 results.A9:results.A9 results.B9:results.C9 results.A10:results.A10 results.B10:results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316cm" svg:height="9.748cm" svg:x="28.874cm" svg:y="0.479cm">
            <draw:object draw:notify-on-update-of-ranges="results.B12:results.C12 results.A13:results.A13 results.B13:results.C13 results.A14:results.A14 results.B14:results.C14 results.A15:results.A15 results.B15:results.C15 results.A16:results.A16 results.B16:results.C16 results.A17:results.A17 results.B17:results.C17 results.A18:results.A18 results.B18:results.C18 results.A19:results.A19 results.B19:results.C19 results.A20:results.A20 results.B20:results.C20 results.A21:results.A21 results.B21:results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18cm" svg:height="9.722cm" svg:x="12.835cm" svg:y="10.731cm">
            <draw:object draw:notify-on-update-of-ranges="results.B23:results.D23 results.A24:results.A24 results.B24:results.D24 results.A25:results.A25 results.B25:results.D25 results.A26:results.A26 results.B26:results.D26 results.A27:results.A27 results.B27:results.D27 results.A28:results.A28 results.B28:results.D28 results.A29:results.A29 results.B29:results.D29 results.A30:results.A30 results.B30:results.D30 results.A31:results.A31 results.B31:results.D31 results.A32:results.A32 results.B32:results.D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5cm" svg:height="9.005cm" svg:x="30.59cm" svg:y="11.236cm">
            <draw:object draw:notify-on-update-of-ranges="results.B34:results.D34 results.A35:results.A35 results.B35:results.D35 results.A36:results.A36 results.B36:results.D36 results.A37:results.A37 results.B37:results.D37 results.A38:results.A38 results.B38:results.D38 results.A39:results.A39 results.B39:results.D39 results.A40:results.A40 results.B40:results.D40 results.A41:results.A41 results.B41:results.D41 results.A42:results.A42 results.B42:results.D42 results.A43:results.A43 results.B43:results.D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5cm" svg:height="9.005cm" svg:x="13.44cm" svg:y="21.568cm">
            <draw:object draw:notify-on-update-of-ranges="results.B45:results.D45 results.A46:results.A46 results.B46:results.D46 results.A47:results.A47 results.B47:results.D47 results.A48:results.A48 results.B48:results.D48 results.A49:results.A49 results.B49:results.D49 results.A50:results.A50 results.B50:results.D50 results.A51:results.A51 results.B51:results.D51 results.A52:results.A52 results.B52:results.D52 results.A53:results.A53 results.B53:results.D53 results.A54:results.A54 results.B54:results.D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Simple <text:s text:c="4"/></text:p>
          </table:table-cell>
          <table:table-cell table:style-name="ce1" office:value-type="string" calcext:value-type="string">
            <text:p><text:s/>insert</text:p>
          </table:table-cell>
          <table:table-cell table:style-name="ce1"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1219" calcext:value-type="float">
            <text:p>1219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1177" calcext:value-type="float">
            <text:p>1177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5330" calcext:value-type="float">
            <text:p>5330</text:p>
          </table:table-cell>
          <table:table-cell office:value-type="float" office:value="759" calcext:value-type="float">
            <text:p>759</text:p>
          </table:table-cell>
          <table:table-cell/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1582" calcext:value-type="float">
            <text:p>1582</text:p>
          </table:table-cell>
          <table:table-cell office:value-type="float" office:value="1051" calcext:value-type="float">
            <text:p>1051</text:p>
          </table:table-cell>
          <table:table-cell/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5383" calcext:value-type="float">
            <text:p>5383</text:p>
          </table:table-cell>
          <table:table-cell office:value-type="float" office:value="765" calcext:value-type="float">
            <text:p>765</text:p>
          </table:table-cell>
          <table:table-cell/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3087" calcext:value-type="float">
            <text:p>3087</text:p>
          </table:table-cell>
          <table:table-cell office:value-type="float" office:value="907" calcext:value-type="float">
            <text:p>907</text:p>
          </table:table-cell>
          <table:table-cell/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875" calcext:value-type="float">
            <text:p>875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sqinn2</text:p>
          </table:table-cell>
          <table:table-cell office:value-type="float" office:value="711" calcext:value-type="float">
            <text:p>711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761" calcext:value-type="float">
            <text:p>1761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Complex <text:s text:c="3"/></text:p>
          </table:table-cell>
          <table:table-cell table:style-name="ce1" office:value-type="string" calcext:value-type="string">
            <text:p><text:s/>insert</text:p>
          </table:table-cell>
          <table:table-cell table:style-name="ce1"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705" calcext:value-type="float">
            <text:p>705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700" calcext:value-type="float">
            <text:p>700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2894" calcext:value-type="float">
            <text:p>2894</text:p>
          </table:table-cell>
          <table:table-cell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881" calcext:value-type="float">
            <text:p>881</text:p>
          </table:table-cell>
          <table:table-cell office:value-type="float" office:value="1208" calcext:value-type="float">
            <text:p>1208</text:p>
          </table:table-cell>
          <table:table-cell/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2926" calcext:value-type="float">
            <text:p>2926</text:p>
          </table:table-cell>
          <table:table-cell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1838" calcext:value-type="float">
            <text:p>1838</text:p>
          </table:table-cell>
          <table:table-cell office:value-type="float" office:value="1211" calcext:value-type="float">
            <text:p>1211</text:p>
          </table:table-cell>
          <table:table-cell/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562" calcext:value-type="float">
            <text:p>562</text:p>
          </table:table-cell>
          <table:table-cell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string" calcext:value-type="string">
            <text:p>sqinn2</text:p>
          </table:table-cell>
          <table:table-cell office:value-type="float" office:value="476" calcext:value-type="float">
            <text:p>476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276" calcext:value-type="float">
            <text:p>1276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Many <text:s text:c="6"/></text:p>
          </table:table-cell>
          <table:table-cell table:style-name="ce1" office:value-type="string" calcext:value-type="string">
            <text:p><text:s/>query/N=10</text:p>
          </table:table-cell>
          <table:table-cell table:style-name="ce1" office:value-type="string" calcext:value-type="string">
            <text:p><text:s/>query/N=100</text:p>
          </table:table-cell>
          <table:table-cell office:value-type="string" calcext:value-type="string">
            <text:p><text:s/>query/N=1000</text:p>
          </table:table-cell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table:style-name="Default"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sqinn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245" calcext:value-type="float">
            <text:p>245</text:p>
          </table:table-cell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Large <text:s text:c="5"/></text:p>
          </table:table-cell>
          <table:table-cell table:style-name="ce1" office:value-type="string" calcext:value-type="string">
            <text:p><text:s/>query/N=50000</text:p>
          </table:table-cell>
          <table:table-cell table:style-name="ce1" office:value-type="string" calcext:value-type="string">
            <text:p><text:s/>query/N=100000</text:p>
          </table:table-cell>
          <table:table-cell office:value-type="string" calcext:value-type="string">
            <text:p><text:s/>query/N=200000</text:p>
          </table:table-cell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185" calcext:value-type="float">
            <text:p>185</text:p>
          </table:table-cell>
          <table:table-cell office:value-type="float" office:value="323" calcext:value-type="float">
            <text:p>323</text:p>
          </table:table-cell>
          <table:table-cell table:style-name="Default"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144" calcext:value-type="float">
            <text:p>144</text:p>
          </table:table-cell>
          <table:table-cell office:value-type="float" office:value="241" calcext:value-type="float">
            <text:p>241</text:p>
          </table:table-cell>
          <table:table-cell table:style-name="Default"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408" calcext:value-type="float">
            <text:p>408</text:p>
          </table:table-cell>
          <table:table-cell office:value-type="float" office:value="676" calcext:value-type="float">
            <text:p>676</text:p>
          </table:table-cell>
          <table:table-cell table:style-name="Default"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127" calcext:value-type="float">
            <text:p>127</text:p>
          </table:table-cell>
          <table:table-cell office:value-type="float" office:value="263" calcext:value-type="float">
            <text:p>263</text:p>
          </table:table-cell>
          <table:table-cell table:style-name="Default"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415" calcext:value-type="float">
            <text:p>415</text:p>
          </table:table-cell>
          <table:table-cell office:value-type="float" office:value="677" calcext:value-type="float">
            <text:p>677</text:p>
          </table:table-cell>
          <table:table-cell table:style-name="Default"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193" calcext:value-type="float">
            <text:p>193</text:p>
          </table:table-cell>
          <table:table-cell office:value-type="float" office:value="303" calcext:value-type="float">
            <text:p>303</text:p>
          </table:table-cell>
          <table:table-cell table:style-name="Default"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554" calcext:value-type="float">
            <text:p>554</text:p>
          </table:table-cell>
          <table:table-cell office:value-type="float" office:value="1069" calcext:value-type="float">
            <text:p>1069</text:p>
          </table:table-cell>
          <table:table-cell table:style-name="Default"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sqinn2</text:p>
          </table:table-cell>
          <table:table-cell office:value-type="float" office:value="293" calcext:value-type="float">
            <text:p>293</text:p>
          </table:table-cell>
          <table:table-cell office:value-type="float" office:value="539" calcext:value-type="float">
            <text:p>539</text:p>
          </table:table-cell>
          <table:table-cell table:style-name="Default" office:value-type="float" office:value="1132" calcext:value-type="float">
            <text:p>1132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335" calcext:value-type="float">
            <text:p>335</text:p>
          </table:table-cell>
          <table:table-cell office:value-type="float" office:value="569" calcext:value-type="float">
            <text:p>569</text:p>
          </table:table-cell>
          <table:table-cell table:style-name="Default" office:value-type="float" office:value="934" calcext:value-type="float">
            <text:p>934</text:p>
          </table:table-cell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Concurrent </text:p>
          </table:table-cell>
          <table:table-cell table:style-name="ce1" office:value-type="string" calcext:value-type="string">
            <text:p><text:s/>query/N=2</text:p>
          </table:table-cell>
          <table:table-cell table:style-name="ce1" office:value-type="string" calcext:value-type="string">
            <text:p><text:s/>query/N=4</text:p>
          </table:table-cell>
          <table:table-cell office:value-type="string" calcext:value-type="string">
            <text:p><text:s/>query/N=8</text:p>
          </table:table-cell>
        </table:table-row>
        <table:table-row table:style-name="ro1">
          <table:table-cell office:value-type="string" calcext:value-type="string">
            <text:p>craw</text:p>
          </table:table-cell>
          <table:table-cell office:value-type="float" office:value="579" calcext:value-type="float">
            <text:p>579</text:p>
          </table:table-cell>
          <table:table-cell office:value-type="float" office:value="850" calcext:value-type="float">
            <text:p>850</text:p>
          </table:table-cell>
          <table:table-cell table:style-name="Default"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eaton</text:p>
          </table:table-cell>
          <table:table-cell office:value-type="float" office:value="734" calcext:value-type="float">
            <text:p>734</text:p>
          </table:table-cell>
          <table:table-cell office:value-type="float" office:value="1005" calcext:value-type="float">
            <text:p>1005</text:p>
          </table:table-cell>
          <table:table-cell table:style-name="Default" office:value-type="float" office:value="1922" calcext:value-type="float">
            <text:p>1922</text:p>
          </table:table-cell>
        </table:table-row>
        <table:table-row table:style-name="ro1">
          <table:table-cell office:value-type="string" calcext:value-type="string">
            <text:p>glebarez</text:p>
          </table:table-cell>
          <table:table-cell office:value-type="float" office:value="877" calcext:value-type="float">
            <text:p>877</text:p>
          </table:table-cell>
          <table:table-cell office:value-type="float" office:value="1166" calcext:value-type="float">
            <text:p>1166</text:p>
          </table:table-cell>
          <table:table-cell table:style-name="Default"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mattn</text:p>
          </table:table-cell>
          <table:table-cell office:value-type="float" office:value="1185" calcext:value-type="float">
            <text:p>1185</text:p>
          </table:table-cell>
          <table:table-cell office:value-type="float" office:value="1492" calcext:value-type="float">
            <text:p>1492</text:p>
          </table:table-cell>
          <table:table-cell table:style-name="Default" office:value-type="float" office:value="2829" calcext:value-type="float">
            <text:p>2829</text:p>
          </table:table-cell>
        </table:table-row>
        <table:table-row table:style-name="ro1">
          <table:table-cell office:value-type="string" calcext:value-type="string">
            <text:p>modernc</text:p>
          </table:table-cell>
          <table:table-cell office:value-type="float" office:value="846" calcext:value-type="float">
            <text:p>846</text:p>
          </table:table-cell>
          <table:table-cell office:value-type="float" office:value="1180" calcext:value-type="float">
            <text:p>1180</text:p>
          </table:table-cell>
          <table:table-cell table:style-name="Default"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ncruces</text:p>
          </table:table-cell>
          <table:table-cell office:value-type="float" office:value="1045" calcext:value-type="float">
            <text:p>1045</text:p>
          </table:table-cell>
          <table:table-cell office:value-type="float" office:value="1303" calcext:value-type="float">
            <text:p>1303</text:p>
          </table:table-cell>
          <table:table-cell table:style-name="Default" office:value-type="float" office:value="2517" calcext:value-type="float">
            <text:p>2517</text:p>
          </table:table-cell>
        </table:table-row>
        <table:table-row table:style-name="ro1">
          <table:table-cell office:value-type="string" calcext:value-type="string">
            <text:p>sqinn</text:p>
          </table:table-cell>
          <table:table-cell office:value-type="float" office:value="619" calcext:value-type="float">
            <text:p>619</text:p>
          </table:table-cell>
          <table:table-cell office:value-type="float" office:value="1124" calcext:value-type="float">
            <text:p>1124</text:p>
          </table:table-cell>
          <table:table-cell table:style-name="Default" office:value-type="float" office:value="2332" calcext:value-type="float">
            <text:p>2332</text:p>
          </table:table-cell>
        </table:table-row>
        <table:table-row table:style-name="ro1">
          <table:table-cell office:value-type="string" calcext:value-type="string">
            <text:p>sqinn2</text:p>
          </table:table-cell>
          <table:table-cell office:value-type="float" office:value="426" calcext:value-type="float">
            <text:p>426</text:p>
          </table:table-cell>
          <table:table-cell office:value-type="float" office:value="660" calcext:value-type="float">
            <text:p>660</text:p>
          </table:table-cell>
          <table:table-cell table:style-name="Default" office:value-type="float" office:value="1231" calcext:value-type="float">
            <text:p>1231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float" office:value="341" calcext:value-type="float">
            <text:p>341</text:p>
          </table:table-cell>
          <table:table-cell office:value-type="float" office:value="577" calcext:value-type="float">
            <text:p>577</text:p>
          </table:table-cell>
          <table:table-cell table:style-name="Default" office:value-type="float" office:value="1027" calcext:value-type="float">
            <text:p>10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7T00:04:20.576136422</dc:date>
    <meta:editing-duration>PT1H3M49S</meta:editing-duration>
    <meta:editing-cycles>16</meta:editing-cycles>
    <meta:generator>LibreOffice/7.4.7.2$Linux_X86_64 LibreOffice_project/40$Build-2</meta:generator>
    <meta:document-statistic meta:table-count="1" meta:cell-count="180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697cm" svg:height="9.749cm" xlink:href=".." xlink:type="simple" chart:class="chart:bar" chart:style-name="ch1">
        <chart:title svg:x="7.09cm" svg:y="0.33cm" chart:style-name="ch2">
          <text:p>Simple</text:p>
        </chart:title>
        <chart:legend chart:legend-position="end" svg:x="13.619cm" svg:y="2.583cm" style:legend-expansion="high" chart:style-name="ch3"/>
        <chart:plot-area chart:style-name="ch4" table:cell-range-address="results.B1:results.C10 results.A2:results.A10" chart:data-source-has-labels="both" svg:x="0.313cm" svg:y="1.303cm" svg:width="12.993cm" svg:height="8.252cm">
          <chart:coordinate-region svg:x="1.305cm" svg:y="1.503cm" svg:width="12.001cm" svg:height="7.405cm"/>
          <chart:axis chart:dimension="x" chart:name="primary-x" chart:style-name="ch5" chartooo:axis-type="auto">
            <chartooo:date-scale/>
            <chart:categories table:cell-range-address="results.B1:results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:results.C2" chart:label-cell-address="results.A2:results.A2" chart:class="chart:bar">
            <chart:data-point chart:repeated="2"/>
          </chart:series>
          <chart:series chart:style-name="ch9" chart:values-cell-range-address="results.B3:results.C3" chart:label-cell-address="results.A3:results.A3" chart:class="chart:bar">
            <chart:data-point chart:repeated="2"/>
          </chart:series>
          <chart:series chart:style-name="ch10" chart:values-cell-range-address="results.B4:results.C4" chart:label-cell-address="results.A4:results.A4" chart:class="chart:bar">
            <chart:data-point chart:repeated="2"/>
          </chart:series>
          <chart:series chart:style-name="ch11" chart:values-cell-range-address="results.B5:results.C5" chart:label-cell-address="results.A5:results.A5" chart:class="chart:bar">
            <chart:data-point chart:repeated="2"/>
          </chart:series>
          <chart:series chart:style-name="ch12" chart:values-cell-range-address="results.B6:results.C6" chart:label-cell-address="results.A6:results.A6" chart:class="chart:bar">
            <chart:data-point chart:repeated="2"/>
          </chart:series>
          <chart:series chart:style-name="ch13" chart:values-cell-range-address="results.B7:results.C7" chart:label-cell-address="results.A7:results.A7" chart:class="chart:bar">
            <chart:data-point chart:repeated="2"/>
          </chart:series>
          <chart:series chart:style-name="ch14" chart:values-cell-range-address="results.B8:results.C8" chart:label-cell-address="results.A8:results.A8" chart:class="chart:bar">
            <chart:data-point chart:repeated="2"/>
          </chart:series>
          <chart:series chart:style-name="ch15" chart:values-cell-range-address="results.B9:results.C9" chart:label-cell-address="results.A9:results.A9" chart:class="chart:bar">
            <chart:data-point chart:repeated="2"/>
          </chart:series>
          <chart:series chart:style-name="ch16" chart:values-cell-range-address="results.B10:results.C10" chart:label-cell-address="results.A10:results.A10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1:results.C1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craw</text:p>
                <draw:g>
                  <svg:desc>results.A2:results.A2</svg:desc>
                </draw:g>
              </table:table-cell>
              <table:table-cell office:value-type="float" office:value="1219">
                <text:p>1219</text:p>
                <draw:g>
                  <svg:desc>results.B2:results.C2</svg:desc>
                </draw:g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eaton</text:p>
                <draw:g>
                  <svg:desc>results.A3:results.A3</svg:desc>
                </draw:g>
              </table:table-cell>
              <table:table-cell office:value-type="float" office:value="1177">
                <text:p>1177</text:p>
                <draw:g>
                  <svg:desc>results.B3:results.C3</svg:desc>
                </draw:g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glebarez</text:p>
                <draw:g>
                  <svg:desc>results.A4:results.A4</svg:desc>
                </draw:g>
              </table:table-cell>
              <table:table-cell office:value-type="float" office:value="5330">
                <text:p>5330</text:p>
                <draw:g>
                  <svg:desc>results.B4:results.C4</svg:desc>
                </draw:g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mattn</text:p>
                <draw:g>
                  <svg:desc>results.A5:results.A5</svg:desc>
                </draw:g>
              </table:table-cell>
              <table:table-cell office:value-type="float" office:value="1582">
                <text:p>1582</text:p>
                <draw:g>
                  <svg:desc>results.B5:results.C5</svg:desc>
                </draw:g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modernc</text:p>
                <draw:g>
                  <svg:desc>results.A6:results.A6</svg:desc>
                </draw:g>
              </table:table-cell>
              <table:table-cell office:value-type="float" office:value="5383">
                <text:p>5383</text:p>
                <draw:g>
                  <svg:desc>results.B6:results.C6</svg:desc>
                </draw:g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ncruces</text:p>
                <draw:g>
                  <svg:desc>results.A7:results.A7</svg:desc>
                </draw:g>
              </table:table-cell>
              <table:table-cell office:value-type="float" office:value="3087">
                <text:p>3087</text:p>
                <draw:g>
                  <svg:desc>results.B7:results.C7</svg:desc>
                </draw:g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sqinn</text:p>
                <draw:g>
                  <svg:desc>results.A8:results.A8</svg:desc>
                </draw:g>
              </table:table-cell>
              <table:table-cell office:value-type="float" office:value="875">
                <text:p>875</text:p>
                <draw:g>
                  <svg:desc>results.B8:results.C8</svg:desc>
                </draw:g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sqinn2</text:p>
                <draw:g>
                  <svg:desc>results.A9:results.A9</svg:desc>
                </draw:g>
              </table:table-cell>
              <table:table-cell office:value-type="float" office:value="711">
                <text:p>711</text:p>
                <draw:g>
                  <svg:desc>results.B9:results.C9</svg:desc>
                </draw:g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zombie</text:p>
                <draw:g>
                  <svg:desc>results.A10:results.A10</svg:desc>
                </draw:g>
              </table:table-cell>
              <table:table-cell office:value-type="float" office:value="1761">
                <text:p>1761</text:p>
                <draw:g>
                  <svg:desc>results.B10:results.C10</svg:desc>
                </draw:g>
              </table:table-cell>
              <table:table-cell office:value-type="float" office:value="261">
                <text:p>2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317cm" svg:height="9.749cm" xlink:href=".." xlink:type="simple" chart:class="chart:bar" chart:style-name="ch1">
        <chart:title svg:x="7.702cm" svg:y="0.33cm" chart:style-name="ch2">
          <text:p>Complex</text:p>
        </chart:title>
        <chart:legend chart:legend-position="end" svg:x="15.239cm" svg:y="2.583cm" style:legend-expansion="high" chart:style-name="ch3"/>
        <chart:plot-area chart:style-name="ch4" table:cell-range-address="results.B12:results.C21 results.A13:results.A21" chart:data-source-has-labels="both" svg:x="0.346cm" svg:y="1.303cm" svg:width="14.547cm" svg:height="8.252cm">
          <chart:coordinate-region svg:x="1.338cm" svg:y="1.502cm" svg:width="13.555cm" svg:height="7.406cm"/>
          <chart:axis chart:dimension="x" chart:name="primary-x" chart:style-name="ch5" chartooo:axis-type="auto">
            <chartooo:date-scale/>
            <chart:categories table:cell-range-address="results.B12:results.C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13:results.C13" chart:label-cell-address="results.A13:results.A13" chart:class="chart:bar">
            <chart:data-point chart:repeated="2"/>
          </chart:series>
          <chart:series chart:style-name="ch9" chart:values-cell-range-address="results.B14:results.C14" chart:label-cell-address="results.A14:results.A14" chart:class="chart:bar">
            <chart:data-point chart:repeated="2"/>
          </chart:series>
          <chart:series chart:style-name="ch10" chart:values-cell-range-address="results.B15:results.C15" chart:label-cell-address="results.A15:results.A15" chart:class="chart:bar">
            <chart:data-point chart:repeated="2"/>
          </chart:series>
          <chart:series chart:style-name="ch11" chart:values-cell-range-address="results.B16:results.C16" chart:label-cell-address="results.A16:results.A16" chart:class="chart:bar">
            <chart:data-point chart:repeated="2"/>
          </chart:series>
          <chart:series chart:style-name="ch12" chart:values-cell-range-address="results.B17:results.C17" chart:label-cell-address="results.A17:results.A17" chart:class="chart:bar">
            <chart:data-point chart:repeated="2"/>
          </chart:series>
          <chart:series chart:style-name="ch13" chart:values-cell-range-address="results.B18:results.C18" chart:label-cell-address="results.A18:results.A18" chart:class="chart:bar">
            <chart:data-point chart:repeated="2"/>
          </chart:series>
          <chart:series chart:style-name="ch14" chart:values-cell-range-address="results.B19:results.C19" chart:label-cell-address="results.A19:results.A19" chart:class="chart:bar">
            <chart:data-point chart:repeated="2"/>
          </chart:series>
          <chart:series chart:style-name="ch15" chart:values-cell-range-address="results.B20:results.C20" chart:label-cell-address="results.A20:results.A20" chart:class="chart:bar">
            <chart:data-point chart:repeated="2"/>
          </chart:series>
          <chart:series chart:style-name="ch16" chart:values-cell-range-address="results.B21:results.C21" chart:label-cell-address="results.A21:results.A21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12:results.C12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craw</text:p>
                <draw:g>
                  <svg:desc>results.A13:results.A13</svg:desc>
                </draw:g>
              </table:table-cell>
              <table:table-cell office:value-type="float" office:value="705">
                <text:p>705</text:p>
                <draw:g>
                  <svg:desc>results.B13:results.C13</svg:desc>
                </draw:g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eaton</text:p>
                <draw:g>
                  <svg:desc>results.A14:results.A14</svg:desc>
                </draw:g>
              </table:table-cell>
              <table:table-cell office:value-type="float" office:value="700">
                <text:p>700</text:p>
                <draw:g>
                  <svg:desc>results.B14:results.C14</svg:desc>
                </draw:g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glebarez</text:p>
                <draw:g>
                  <svg:desc>results.A15:results.A15</svg:desc>
                </draw:g>
              </table:table-cell>
              <table:table-cell office:value-type="float" office:value="2894">
                <text:p>2894</text:p>
                <draw:g>
                  <svg:desc>results.B15:results.C15</svg:desc>
                </draw:g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mattn</text:p>
                <draw:g>
                  <svg:desc>results.A16:results.A16</svg:desc>
                </draw:g>
              </table:table-cell>
              <table:table-cell office:value-type="float" office:value="881">
                <text:p>881</text:p>
                <draw:g>
                  <svg:desc>results.B16:results.C16</svg:desc>
                </draw:g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modernc</text:p>
                <draw:g>
                  <svg:desc>results.A17:results.A17</svg:desc>
                </draw:g>
              </table:table-cell>
              <table:table-cell office:value-type="float" office:value="2926">
                <text:p>2926</text:p>
                <draw:g>
                  <svg:desc>results.B17:results.C17</svg:desc>
                </draw:g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ncruces</text:p>
                <draw:g>
                  <svg:desc>results.A18:results.A18</svg:desc>
                </draw:g>
              </table:table-cell>
              <table:table-cell office:value-type="float" office:value="1838">
                <text:p>1838</text:p>
                <draw:g>
                  <svg:desc>results.B18:results.C18</svg:desc>
                </draw:g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sqinn</text:p>
                <draw:g>
                  <svg:desc>results.A19:results.A19</svg:desc>
                </draw:g>
              </table:table-cell>
              <table:table-cell office:value-type="float" office:value="562">
                <text:p>562</text:p>
                <draw:g>
                  <svg:desc>results.B19:results.C19</svg:desc>
                </draw:g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sqinn2</text:p>
                <draw:g>
                  <svg:desc>results.A20:results.A20</svg:desc>
                </draw:g>
              </table:table-cell>
              <table:table-cell office:value-type="float" office:value="476">
                <text:p>476</text:p>
                <draw:g>
                  <svg:desc>results.B20:results.C20</svg:desc>
                </draw:g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zombie</text:p>
                <draw:g>
                  <svg:desc>results.A21:results.A21</svg:desc>
                </draw:g>
              </table:table-cell>
              <table:table-cell office:value-type="float" office:value="1276">
                <text:p>1276</text:p>
                <draw:g>
                  <svg:desc>results.B21:results.C21</svg:desc>
                </draw:g>
              </table:table-cell>
              <table:table-cell office:value-type="float" office:value="485">
                <text:p>4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519cm" svg:height="9.723cm" xlink:href=".." xlink:type="simple" chart:class="chart:bar" chart:style-name="ch1">
        <chart:title svg:x="7.633cm" svg:y="0.33cm" chart:style-name="ch2">
          <text:p>Many</text:p>
        </chart:title>
        <chart:legend chart:legend-position="end" svg:x="14.441cm" svg:y="2.57cm" style:legend-expansion="high" chart:style-name="ch3"/>
        <chart:plot-area chart:style-name="ch4" table:cell-range-address="results.B23:results.D32 results.A24:results.A32" chart:data-source-has-labels="both" svg:x="0.33cm" svg:y="1.303cm" svg:width="13.781cm" svg:height="8.226cm">
          <chart:coordinate-region svg:x="1.322cm" svg:y="1.502cm" svg:width="12.789cm" svg:height="7.38cm"/>
          <chart:axis chart:dimension="x" chart:name="primary-x" chart:style-name="ch5" chartooo:axis-type="auto">
            <chartooo:date-scale/>
            <chart:categories table:cell-range-address="results.B23:results.D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4:results.D24" chart:label-cell-address="results.A24:results.A24" chart:class="chart:bar">
            <chart:data-point chart:repeated="3"/>
          </chart:series>
          <chart:series chart:style-name="ch9" chart:values-cell-range-address="results.B25:results.D25" chart:label-cell-address="results.A25:results.A25" chart:class="chart:bar">
            <chart:data-point chart:repeated="3"/>
          </chart:series>
          <chart:series chart:style-name="ch10" chart:values-cell-range-address="results.B26:results.D26" chart:label-cell-address="results.A26:results.A26" chart:class="chart:bar">
            <chart:data-point chart:repeated="3"/>
          </chart:series>
          <chart:series chart:style-name="ch11" chart:values-cell-range-address="results.B27:results.D27" chart:label-cell-address="results.A27:results.A27" chart:class="chart:bar">
            <chart:data-point chart:repeated="3"/>
          </chart:series>
          <chart:series chart:style-name="ch12" chart:values-cell-range-address="results.B28:results.D28" chart:label-cell-address="results.A28:results.A28" chart:class="chart:bar">
            <chart:data-point chart:repeated="3"/>
          </chart:series>
          <chart:series chart:style-name="ch13" chart:values-cell-range-address="results.B29:results.D29" chart:label-cell-address="results.A29:results.A29" chart:class="chart:bar">
            <chart:data-point chart:repeated="3"/>
          </chart:series>
          <chart:series chart:style-name="ch14" chart:values-cell-range-address="results.B30:results.D30" chart:label-cell-address="results.A30:results.A30" chart:class="chart:bar">
            <chart:data-point chart:repeated="3"/>
          </chart:series>
          <chart:series chart:style-name="ch15" chart:values-cell-range-address="results.B31:results.D31" chart:label-cell-address="results.A31:results.A31" chart:class="chart:bar">
            <chart:data-point chart:repeated="3"/>
          </chart:series>
          <chart:series chart:style-name="ch16" chart:values-cell-range-address="results.B32:results.D32" chart:label-cell-address="results.A32:results.A32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10</text:p>
                <draw:g>
                  <svg:desc>results.B23:results.D23</svg:desc>
                </draw:g>
              </table:table-cell>
              <table:table-cell office:value-type="string">
                <text:p> query/N=100</text:p>
              </table:table-cell>
              <table:table-cell office:value-type="string">
                <text:p> query/N=1000</text:p>
              </table:table-cell>
            </table:table-row>
          </table:table-header-rows>
          <table:table-rows>
            <table:table-row>
              <table:table-cell office:value-type="string">
                <text:p>craw</text:p>
                <draw:g>
                  <svg:desc>results.A24:results.A24</svg:desc>
                </draw:g>
              </table:table-cell>
              <table:table-cell office:value-type="float" office:value="14">
                <text:p>14</text:p>
                <draw:g>
                  <svg:desc>results.B24:results.D24</svg:desc>
                </draw:g>
              </table:table-cell>
              <table:table-cell office:value-type="float" office:value="58">
                <text:p>5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eaton</text:p>
                <draw:g>
                  <svg:desc>results.A25:results.A25</svg:desc>
                </draw:g>
              </table:table-cell>
              <table:table-cell office:value-type="float" office:value="24">
                <text:p>24</text:p>
                <draw:g>
                  <svg:desc>results.B25:results.D25</svg:desc>
                </draw:g>
              </table:table-cell>
              <table:table-cell office:value-type="float" office:value="74">
                <text:p>74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glebarez</text:p>
                <draw:g>
                  <svg:desc>results.A26:results.A26</svg:desc>
                </draw:g>
              </table:table-cell>
              <table:table-cell office:value-type="float" office:value="29">
                <text:p>29</text:p>
                <draw:g>
                  <svg:desc>results.B26:results.D2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mattn</text:p>
                <draw:g>
                  <svg:desc>results.A27:results.A27</svg:desc>
                </draw:g>
              </table:table-cell>
              <table:table-cell office:value-type="float" office:value="29">
                <text:p>29</text:p>
                <draw:g>
                  <svg:desc>results.B27:results.D27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modernc</text:p>
                <draw:g>
                  <svg:desc>results.A28:results.A28</svg:desc>
                </draw:g>
              </table:table-cell>
              <table:table-cell office:value-type="float" office:value="29">
                <text:p>29</text:p>
                <draw:g>
                  <svg:desc>results.B28:results.D28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ncruces</text:p>
                <draw:g>
                  <svg:desc>results.A29:results.A29</svg:desc>
                </draw:g>
              </table:table-cell>
              <table:table-cell office:value-type="float" office:value="33">
                <text:p>33</text:p>
                <draw:g>
                  <svg:desc>results.B29:results.D29</svg:desc>
                </draw:g>
              </table:table-cell>
              <table:table-cell office:value-type="float" office:value="113">
                <text:p>11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sqinn</text:p>
                <draw:g>
                  <svg:desc>results.A30:results.A30</svg:desc>
                </draw:g>
              </table:table-cell>
              <table:table-cell office:value-type="float" office:value="19">
                <text:p>19</text:p>
                <draw:g>
                  <svg:desc>results.B30:results.D30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sqinn2</text:p>
                <draw:g>
                  <svg:desc>results.A31:results.A31</svg:desc>
                </draw:g>
              </table:table-cell>
              <table:table-cell office:value-type="float" office:value="40">
                <text:p>40</text:p>
                <draw:g>
                  <svg:desc>results.B31:results.D3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zombie</text:p>
                <draw:g>
                  <svg:desc>results.A32:results.A32</svg:desc>
                </draw:g>
              </table:table-cell>
              <table:table-cell office:value-type="float" office:value="16">
                <text:p>16</text:p>
                <draw:g>
                  <svg:desc>results.B32:results.D32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245">
                <text:p>2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7.359cm" svg:y="0.316cm" chart:style-name="ch2">
          <text:p>Large</text:p>
        </chart:title>
        <chart:legend chart:legend-position="end" svg:x="13.918cm" svg:y="2.212cm" style:legend-expansion="high" chart:style-name="ch3"/>
        <chart:plot-area chart:style-name="ch4" table:cell-range-address="results.B34:results.D43 results.A35:results.A43" chart:data-source-has-labels="both" svg:x="0.319cm" svg:y="1.275cm" svg:width="13.28cm" svg:height="7.551cm">
          <chart:coordinate-region svg:x="1.311cm" svg:y="1.474cm" svg:width="12.288cm" svg:height="6.705cm"/>
          <chart:axis chart:dimension="x" chart:name="primary-x" chart:style-name="ch5" chartooo:axis-type="auto">
            <chartooo:date-scale/>
            <chart:categories table:cell-range-address="results.B34:results.D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35:results.D35" chart:label-cell-address="results.A35:results.A35" chart:class="chart:bar">
            <chart:data-point chart:repeated="3"/>
          </chart:series>
          <chart:series chart:style-name="ch9" chart:values-cell-range-address="results.B36:results.D36" chart:label-cell-address="results.A36:results.A36" chart:class="chart:bar">
            <chart:data-point chart:repeated="3"/>
          </chart:series>
          <chart:series chart:style-name="ch10" chart:values-cell-range-address="results.B37:results.D37" chart:label-cell-address="results.A37:results.A37" chart:class="chart:bar">
            <chart:data-point chart:repeated="3"/>
          </chart:series>
          <chart:series chart:style-name="ch11" chart:values-cell-range-address="results.B38:results.D38" chart:label-cell-address="results.A38:results.A38" chart:class="chart:bar">
            <chart:data-point chart:repeated="3"/>
          </chart:series>
          <chart:series chart:style-name="ch12" chart:values-cell-range-address="results.B39:results.D39" chart:label-cell-address="results.A39:results.A39" chart:class="chart:bar">
            <chart:data-point chart:repeated="3"/>
          </chart:series>
          <chart:series chart:style-name="ch13" chart:values-cell-range-address="results.B40:results.D40" chart:label-cell-address="results.A40:results.A40" chart:class="chart:bar">
            <chart:data-point chart:repeated="3"/>
          </chart:series>
          <chart:series chart:style-name="ch14" chart:values-cell-range-address="results.B41:results.D41" chart:label-cell-address="results.A41:results.A41" chart:class="chart:bar">
            <chart:data-point chart:repeated="3"/>
          </chart:series>
          <chart:series chart:style-name="ch15" chart:values-cell-range-address="results.B42:results.D42" chart:label-cell-address="results.A42:results.A42" chart:class="chart:bar">
            <chart:data-point chart:repeated="3"/>
          </chart:series>
          <chart:series chart:style-name="ch16" chart:values-cell-range-address="results.B43:results.D43" chart:label-cell-address="results.A43:results.A43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50000</text:p>
                <draw:g>
                  <svg:desc>results.B34:results.D34</svg:desc>
                </draw:g>
              </table:table-cell>
              <table:table-cell office:value-type="string">
                <text:p> query/N=100000</text:p>
              </table:table-cell>
              <table:table-cell office:value-type="string">
                <text:p> query/N=200000</text:p>
              </table:table-cell>
            </table:table-row>
          </table:table-header-rows>
          <table:table-rows>
            <table:table-row>
              <table:table-cell office:value-type="string">
                <text:p>craw</text:p>
                <draw:g>
                  <svg:desc>results.A35:results.A35</svg:desc>
                </draw:g>
              </table:table-cell>
              <table:table-cell office:value-type="float" office:value="185">
                <text:p>185</text:p>
                <draw:g>
                  <svg:desc>results.B35:results.D35</svg:desc>
                </draw:g>
              </table:table-cell>
              <table:table-cell office:value-type="float" office:value="323">
                <text:p>32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eaton</text:p>
                <draw:g>
                  <svg:desc>results.A36:results.A36</svg:desc>
                </draw:g>
              </table:table-cell>
              <table:table-cell office:value-type="float" office:value="144">
                <text:p>144</text:p>
                <draw:g>
                  <svg:desc>results.B36:results.D36</svg:desc>
                </draw:g>
              </table:table-cell>
              <table:table-cell office:value-type="float" office:value="241">
                <text:p>24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glebarez</text:p>
                <draw:g>
                  <svg:desc>results.A37:results.A37</svg:desc>
                </draw:g>
              </table:table-cell>
              <table:table-cell office:value-type="float" office:value="408">
                <text:p>408</text:p>
                <draw:g>
                  <svg:desc>results.B37:results.D37</svg:desc>
                </draw:g>
              </table:table-cell>
              <table:table-cell office:value-type="float" office:value="676">
                <text:p>676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mattn</text:p>
                <draw:g>
                  <svg:desc>results.A38:results.A38</svg:desc>
                </draw:g>
              </table:table-cell>
              <table:table-cell office:value-type="float" office:value="127">
                <text:p>127</text:p>
                <draw:g>
                  <svg:desc>results.B38:results.D38</svg:desc>
                </draw:g>
              </table:table-cell>
              <table:table-cell office:value-type="float" office:value="263">
                <text:p>26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modernc</text:p>
                <draw:g>
                  <svg:desc>results.A39:results.A39</svg:desc>
                </draw:g>
              </table:table-cell>
              <table:table-cell office:value-type="float" office:value="415">
                <text:p>415</text:p>
                <draw:g>
                  <svg:desc>results.B39:results.D39</svg:desc>
                </draw:g>
              </table:table-cell>
              <table:table-cell office:value-type="float" office:value="677">
                <text:p>677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ncruces</text:p>
                <draw:g>
                  <svg:desc>results.A40:results.A40</svg:desc>
                </draw:g>
              </table:table-cell>
              <table:table-cell office:value-type="float" office:value="193">
                <text:p>193</text:p>
                <draw:g>
                  <svg:desc>results.B40:results.D40</svg:desc>
                </draw:g>
              </table:table-cell>
              <table:table-cell office:value-type="float" office:value="303">
                <text:p>30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sqinn</text:p>
                <draw:g>
                  <svg:desc>results.A41:results.A41</svg:desc>
                </draw:g>
              </table:table-cell>
              <table:table-cell office:value-type="float" office:value="554">
                <text:p>554</text:p>
                <draw:g>
                  <svg:desc>results.B41:results.D41</svg:desc>
                </draw:g>
              </table:table-cell>
              <table:table-cell office:value-type="float" office:value="1069">
                <text:p>1069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string">
                <text:p>sqinn2</text:p>
                <draw:g>
                  <svg:desc>results.A42:results.A42</svg:desc>
                </draw:g>
              </table:table-cell>
              <table:table-cell office:value-type="float" office:value="293">
                <text:p>293</text:p>
                <draw:g>
                  <svg:desc>results.B42:results.D42</svg:desc>
                </draw:g>
              </table:table-cell>
              <table:table-cell office:value-type="float" office:value="539">
                <text:p>539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zombie</text:p>
                <draw:g>
                  <svg:desc>results.A43:results.A43</svg:desc>
                </draw:g>
              </table:table-cell>
              <table:table-cell office:value-type="float" office:value="335">
                <text:p>335</text:p>
                <draw:g>
                  <svg:desc>results.B43:results.D43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934">
                <text:p>9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6.817cm" svg:y="0.316cm" chart:style-name="ch2">
          <text:p>Concurrent</text:p>
        </chart:title>
        <chart:legend chart:legend-position="end" svg:x="13.918cm" svg:y="2.212cm" style:legend-expansion="high" chart:style-name="ch3"/>
        <chart:plot-area chart:style-name="ch4" table:cell-range-address="results.B45:results.D54 results.A46:results.A54" chart:data-source-has-labels="both" svg:x="0.319cm" svg:y="1.275cm" svg:width="13.28cm" svg:height="7.551cm">
          <chart:coordinate-region svg:x="1.311cm" svg:y="1.474cm" svg:width="12.288cm" svg:height="6.705cm"/>
          <chart:axis chart:dimension="x" chart:name="primary-x" chart:style-name="ch5" chartooo:axis-type="auto">
            <chartooo:date-scale/>
            <chart:categories table:cell-range-address="results.B45:results.D4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46:results.D46" chart:label-cell-address="results.A46:results.A46" chart:class="chart:bar">
            <chart:data-point chart:repeated="3"/>
          </chart:series>
          <chart:series chart:style-name="ch9" chart:values-cell-range-address="results.B47:results.D47" chart:label-cell-address="results.A47:results.A47" chart:class="chart:bar">
            <chart:data-point chart:repeated="3"/>
          </chart:series>
          <chart:series chart:style-name="ch10" chart:values-cell-range-address="results.B48:results.D48" chart:label-cell-address="results.A48:results.A48" chart:class="chart:bar">
            <chart:data-point chart:repeated="3"/>
          </chart:series>
          <chart:series chart:style-name="ch11" chart:values-cell-range-address="results.B49:results.D49" chart:label-cell-address="results.A49:results.A49" chart:class="chart:bar">
            <chart:data-point chart:repeated="3"/>
          </chart:series>
          <chart:series chart:style-name="ch12" chart:values-cell-range-address="results.B50:results.D50" chart:label-cell-address="results.A50:results.A50" chart:class="chart:bar">
            <chart:data-point chart:repeated="3"/>
          </chart:series>
          <chart:series chart:style-name="ch13" chart:values-cell-range-address="results.B51:results.D51" chart:label-cell-address="results.A51:results.A51" chart:class="chart:bar">
            <chart:data-point chart:repeated="3"/>
          </chart:series>
          <chart:series chart:style-name="ch14" chart:values-cell-range-address="results.B52:results.D52" chart:label-cell-address="results.A52:results.A52" chart:class="chart:bar">
            <chart:data-point chart:repeated="3"/>
          </chart:series>
          <chart:series chart:style-name="ch15" chart:values-cell-range-address="results.B53:results.D53" chart:label-cell-address="results.A53:results.A53" chart:class="chart:bar">
            <chart:data-point chart:repeated="3"/>
          </chart:series>
          <chart:series chart:style-name="ch16" chart:values-cell-range-address="results.B54:results.D54" chart:label-cell-address="results.A54:results.A54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2</text:p>
                <draw:g>
                  <svg:desc>results.B45:results.D45</svg:desc>
                </draw:g>
              </table:table-cell>
              <table:table-cell office:value-type="string">
                <text:p> query/N=4</text:p>
              </table:table-cell>
              <table:table-cell office:value-type="string">
                <text:p> query/N=8</text:p>
              </table:table-cell>
            </table:table-row>
          </table:table-header-rows>
          <table:table-rows>
            <table:table-row>
              <table:table-cell office:value-type="string">
                <text:p>craw</text:p>
                <draw:g>
                  <svg:desc>results.A46:results.A46</svg:desc>
                </draw:g>
              </table:table-cell>
              <table:table-cell office:value-type="float" office:value="579">
                <text:p>579</text:p>
                <draw:g>
                  <svg:desc>results.B46:results.D46</svg:desc>
                </draw:g>
              </table:table-cell>
              <table:table-cell office:value-type="float" office:value="850">
                <text:p>850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aton</text:p>
                <draw:g>
                  <svg:desc>results.A47:results.A47</svg:desc>
                </draw:g>
              </table:table-cell>
              <table:table-cell office:value-type="float" office:value="734">
                <text:p>734</text:p>
                <draw:g>
                  <svg:desc>results.B47:results.D47</svg:desc>
                </draw:g>
              </table:table-cell>
              <table:table-cell office:value-type="float" office:value="1005">
                <text:p>1005</text:p>
              </table:table-cell>
              <table:table-cell office:value-type="float" office:value="1922">
                <text:p>1922</text:p>
              </table:table-cell>
            </table:table-row>
            <table:table-row>
              <table:table-cell office:value-type="string">
                <text:p>glebarez</text:p>
                <draw:g>
                  <svg:desc>results.A48:results.A48</svg:desc>
                </draw:g>
              </table:table-cell>
              <table:table-cell office:value-type="float" office:value="877">
                <text:p>877</text:p>
                <draw:g>
                  <svg:desc>results.B48:results.D48</svg:desc>
                </draw:g>
              </table:table-cell>
              <table:table-cell office:value-type="float" office:value="1166">
                <text:p>1166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mattn</text:p>
                <draw:g>
                  <svg:desc>results.A49:results.A49</svg:desc>
                </draw:g>
              </table:table-cell>
              <table:table-cell office:value-type="float" office:value="1185">
                <text:p>1185</text:p>
                <draw:g>
                  <svg:desc>results.B49:results.D49</svg:desc>
                </draw:g>
              </table:table-cell>
              <table:table-cell office:value-type="float" office:value="1492">
                <text:p>1492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modernc</text:p>
                <draw:g>
                  <svg:desc>results.A50:results.A50</svg:desc>
                </draw:g>
              </table:table-cell>
              <table:table-cell office:value-type="float" office:value="846">
                <text:p>846</text:p>
                <draw:g>
                  <svg:desc>results.B50:results.D50</svg:desc>
                </draw:g>
              </table:table-cell>
              <table:table-cell office:value-type="float" office:value="1180">
                <text:p>118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ncruces</text:p>
                <draw:g>
                  <svg:desc>results.A51:results.A51</svg:desc>
                </draw:g>
              </table:table-cell>
              <table:table-cell office:value-type="float" office:value="1045">
                <text:p>1045</text:p>
                <draw:g>
                  <svg:desc>results.B51:results.D51</svg:desc>
                </draw:g>
              </table:table-cell>
              <table:table-cell office:value-type="float" office:value="1303">
                <text:p>1303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sqinn</text:p>
                <draw:g>
                  <svg:desc>results.A52:results.A52</svg:desc>
                </draw:g>
              </table:table-cell>
              <table:table-cell office:value-type="float" office:value="619">
                <text:p>619</text:p>
                <draw:g>
                  <svg:desc>results.B52:results.D52</svg:desc>
                </draw:g>
              </table:table-cell>
              <table:table-cell office:value-type="float" office:value="1124">
                <text:p>1124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sqinn2</text:p>
                <draw:g>
                  <svg:desc>results.A53:results.A53</svg:desc>
                </draw:g>
              </table:table-cell>
              <table:table-cell office:value-type="float" office:value="426">
                <text:p>426</text:p>
                <draw:g>
                  <svg:desc>results.B53:results.D53</svg:desc>
                </draw:g>
              </table:table-cell>
              <table:table-cell office:value-type="float" office:value="660">
                <text:p>66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zombie</text:p>
                <draw:g>
                  <svg:desc>results.A54:results.A54</svg:desc>
                </draw:g>
              </table:table-cell>
              <table:table-cell office:value-type="float" office:value="341">
                <text:p>341</text:p>
                <draw:g>
                  <svg:desc>results.B54:results.D54</svg:desc>
                </draw:g>
              </table:table-cell>
              <table:table-cell office:value-type="float" office:value="577">
                <text:p>577</text:p>
              </table:table-cell>
              <table:table-cell office:value-type="float" office:value="1027">
                <text:p>10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